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variant="normal" fo:text-transform="none" fo:color="#222222" loext:opacity="100%" style:font-name="Arial" fo:font-size="12pt" fo:letter-spacing="normal" fo:font-style="normal" fo:font-weight="normal" style:font-size-asian="12pt" style:font-size-complex="12pt"/>
    </style:style>
    <style:style style:name="P2" style:family="paragraph" style:parent-style-name="Standard">
      <style:text-properties fo:font-variant="normal" fo:text-transform="none" fo:color="#222222" loext:opacity="100%" style:font-name="Arial" fo:font-size="12pt" fo:letter-spacing="normal" fo:font-style="normal" fo:font-weight="normal" officeooo:rsid="00182e90" officeooo:paragraph-rsid="00182e90" style:font-size-asian="12pt" style:font-size-complex="12pt"/>
    </style:style>
    <style:style style:name="P3" style:family="paragraph" style:parent-style-name="Standard">
      <style:paragraph-properties fo:text-align="center" style:justify-single-word="false"/>
      <style:text-properties fo:font-variant="normal" fo:text-transform="none" fo:color="#222222" loext:opacity="100%" style:font-name="Arial" fo:font-size="12pt" fo:letter-spacing="normal" fo:font-style="normal" fo:font-weight="bold" officeooo:rsid="00182e90"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variant="normal" fo:text-transform="none" fo:color="#c9211e" loext:opacity="100%" style:font-name="Arial" fo:font-size="13pt" fo:letter-spacing="normal" fo:font-style="normal" fo:font-weight="bold" officeooo:rsid="00182e90" officeooo:paragraph-rsid="00182e90" style:font-size-asian="13pt" style:font-weight-asian="bold" style:font-size-complex="13pt" style:font-weight-complex="bold"/>
    </style:style>
    <style:style style:name="P5" style:family="paragraph" style:parent-style-name="Text_20_body">
      <style:text-properties style:font-name="Arial"/>
    </style:style>
    <style:style style:name="P6" style:family="paragraph" style:parent-style-name="Text_20_body">
      <style:text-properties style:font-name="Arial" officeooo:paragraph-rsid="00260643"/>
    </style:style>
    <style:style style:name="P7" style:family="paragraph" style:parent-style-name="Text_20_body">
      <style:text-properties style:font-name="Arial" officeooo:paragraph-rsid="0026bedf"/>
    </style:style>
    <style:style style:name="P8" style:family="paragraph" style:parent-style-name="Text_20_body">
      <style:text-properties style:font-name="Arial" officeooo:paragraph-rsid="0028ca5e"/>
    </style:style>
    <style:style style:name="P9" style:family="paragraph" style:parent-style-name="Text_20_body">
      <style:text-properties style:font-name="Arial" officeooo:paragraph-rsid="002946c0"/>
    </style:style>
    <style:style style:name="P10" style:family="paragraph" style:parent-style-name="Text_20_body">
      <style:text-properties style:font-name="Arial" officeooo:paragraph-rsid="0031eef2"/>
    </style:style>
    <style:style style:name="P11" style:family="paragraph" style:parent-style-name="Text_20_body">
      <style:text-properties style:font-name="Arial" officeooo:paragraph-rsid="00407910"/>
    </style:style>
    <style:style style:name="P12" style:family="paragraph" style:parent-style-name="Text_20_body">
      <style:text-properties style:font-name="Arial" officeooo:rsid="00407910" officeooo:paragraph-rsid="00407910"/>
    </style:style>
    <style:style style:name="T1" style:family="text">
      <style:text-properties fo:color="#4b5d73" loext:opacity="100%" fo:background-color="#ffffff" loext:char-shading-value="0"/>
    </style:style>
    <style:style style:name="T2" style:family="text">
      <style:text-properties fo:color="#4b5d73" loext:opacity="100%" officeooo:rsid="001d63ab" fo:background-color="#ffffff" loext:char-shading-value="0"/>
    </style:style>
    <style:style style:name="T3" style:family="text">
      <style:text-properties fo:font-style="normal" fo:font-weight="normal"/>
    </style:style>
    <style:style style:name="T4" style:family="text">
      <style:text-properties fo:font-style="normal" fo:font-weight="normal" officeooo:rsid="0030dd30"/>
    </style:style>
    <style:style style:name="T5" style:family="text">
      <style:text-properties fo:font-style="normal" fo:font-weight="normal" officeooo:rsid="0031eef2"/>
    </style:style>
    <style:style style:name="T6" style:family="text">
      <style:text-properties officeooo:rsid="00182e90"/>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bceed"/>
    </style:style>
    <style:style style:name="T9" style:family="text">
      <style:text-properties style:text-underline-style="solid" style:text-underline-width="auto" style:text-underline-color="font-color" officeooo:rsid="0030dd30"/>
    </style:style>
    <style:style style:name="T10" style:family="text">
      <style:text-properties officeooo:rsid="0019a8b8"/>
    </style:style>
    <style:style style:name="T11" style:family="text">
      <style:text-properties fo:color="#000000" loext:opacity="100%" fo:background-color="#ffffff" loext:char-shading-value="0"/>
    </style:style>
    <style:style style:name="T12" style:family="text">
      <style:text-properties officeooo:rsid="001bceed"/>
    </style:style>
    <style:style style:name="T13" style:family="text">
      <style:text-properties officeooo:rsid="001d63ab"/>
    </style:style>
    <style:style style:name="T14" style:family="text">
      <style:text-properties officeooo:rsid="00218f6c"/>
    </style:style>
    <style:style style:name="T15" style:family="text">
      <style:text-properties officeooo:rsid="0023dccb"/>
    </style:style>
    <style:style style:name="T16" style:family="text">
      <style:text-properties officeooo:rsid="002457f4"/>
    </style:style>
    <style:style style:name="T17" style:family="text">
      <style:text-properties officeooo:rsid="0028ca5e"/>
    </style:style>
    <style:style style:name="T18" style:family="text">
      <style:text-properties officeooo:rsid="00292e06"/>
    </style:style>
    <style:style style:name="T19" style:family="text">
      <style:text-properties officeooo:rsid="002c3123"/>
    </style:style>
    <style:style style:name="T20" style:family="text">
      <style:text-properties officeooo:rsid="002ceca3"/>
    </style:style>
    <style:style style:name="T21" style:family="text">
      <style:text-properties officeooo:rsid="002d2f3b"/>
    </style:style>
    <style:style style:name="T22" style:family="text">
      <style:text-properties officeooo:rsid="002e8c47"/>
    </style:style>
    <style:style style:name="T23" style:family="text">
      <style:text-properties officeooo:rsid="0030d0d0"/>
    </style:style>
    <style:style style:name="T24" style:family="text">
      <style:text-properties officeooo:rsid="0030dd30"/>
    </style:style>
    <style:style style:name="T25" style:family="text">
      <style:text-properties officeooo:rsid="0031eef2"/>
    </style:style>
    <style:style style:name="T26" style:family="text">
      <style:text-properties officeooo:rsid="00322a36"/>
    </style:style>
    <style:style style:name="T27" style:family="text">
      <style:text-properties officeooo:rsid="00332c87"/>
    </style:style>
    <style:style style:name="T28" style:family="text">
      <style:text-properties officeooo:rsid="0034dbdf"/>
    </style:style>
    <style:style style:name="T29" style:family="text">
      <style:text-properties officeooo:rsid="00366283"/>
    </style:style>
    <style:style style:name="T30" style:family="text">
      <style:text-properties officeooo:rsid="0037891b"/>
    </style:style>
    <style:style style:name="T31" style:family="text">
      <style:text-properties officeooo:rsid="00397537"/>
    </style:style>
    <style:style style:name="T32" style:family="text">
      <style:text-properties officeooo:rsid="003bd587"/>
    </style:style>
    <style:style style:name="T33" style:family="text">
      <style:text-properties officeooo:rsid="003c08ec"/>
    </style:style>
    <style:style style:name="T34" style:family="text">
      <style:text-properties officeooo:rsid="003cb524"/>
    </style:style>
    <style:style style:name="T35" style:family="text">
      <style:text-properties officeooo:rsid="003e84cd"/>
    </style:style>
    <style:style style:name="T36" style:family="text">
      <style:text-properties officeooo:rsid="00444f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décembre 2022</text:p>
      <text:p text:style-name="P2"/>
      <text:p text:style-name="P1"/>
      <text:p text:style-name="P3">Fiche de lecture</text:p>
      <text:p text:style-name="P4">Juste la fin du monde </text:p>
      <text:p text:style-name="P4">de Jean-Luc Lagarce</text:p>
      <text:p text:style-name="P1"/>
      <text:p text:style-name="P1"/>
      <text:p text:style-name="P1"/>
      <text:p text:style-name="P1"/>
      <text:p text:style-name="P1"/>
      <text:p text:style-name="P5">1) <text:span text:style-name="T7">Le contexte</text:span> </text:p>
      <text:p text:style-name="P5">A) Pièce de théâtre de Jean-Luc Lagarce publiée en 1990, cinq ans avant sa mort. <text:span text:style-name="T6">Œuvre </text:span>à dimension autobiographique mais aussi produit d'une élaboration fictionnelle et adaptative pour se détacher de l'autobiographie.<text:line-break/>Le style de cette œuvre est la tragédie annoncée par un prologue du personnage principal Louis représentant l'auteur.<text:line-break/>Ce dernier est atteint d'un virus jusqu'à présent inconnu, le VIH. Il sait qu'il va mourir puisqu'<text:span text:style-name="T10">à</text:span> cette époque, c'est la fin du monde pour les malades atteint du VIH. En effet, en 1990 il n'existait pas le traitement actuel de la trithérapie permettant de lutter contre le virus du sida. Il décède au moment où la trithérapie est découverte en 1995.<text:line-break/>Il a écrit plusieurs dizaines de pièces dont 3 autres pièces autobiographiques écrites pendant <text:span text:style-name="T10">l</text:span>es dix dernières années de <text:span text:style-name="T10">sa </text:span>vie. <text:line-break/>Il est un auteur contemporain les plus joués en France. Ses textes sont traduits en vingt-cinq langues et interprétés dans de nombreux pays.<text:line-break/>En 2008, juste la fin du monde rentre dans le répertoire de la Comédie-Française.<text:line-break/>En 2016, adaptation cinématographique de Juste la fin du monde par Xavier Dolan, film qui a remporté le Grand Prix du Festival de Cannes.</text:p>
      <text:p text:style-name="P5"/>
      <text:p text:style-name="P5">B) Jean-Luc Lagarce (1957-1995) n'a vécu que 38 ans.<text:line-break/>Il a grandi dans un milieu ouvrier et protestant. Passionné d'écriture et de théâtre, il écrit à 13 ans sa première <text:span text:style-name="T12">pièce de théâtre</text:span> pour sa classe.<text:line-break/>Après son baccalauréat, il s'inscrit au conservatoire d'art dramatique et à la faculté de philosophie de Besançon. <text:line-break/>En 1978, il crée sa compagnie de théâtre La Roulotte. Ses textes sont assez vite reconnus par Lucien Attoun producteur à France Culture.<text:line-break/>Com<text:span text:style-name="T12">é</text:span>dien, metteur en scène, directeur de troupe, dramaturge et éditeur, il écrit ses propres textes et met en scènes Miravaux, Labiche et Ionesco. <text:line-break/>En 1988, il apprend qu'il est atteint du VIH, qu'il est condamné. Il part 3 mois à Berlin où il écrit Juste la fin du monde.<text:line-break/><text:span text:style-name="T11">Il laisse une œuvre riche de plusieurs dizaines de pièces, un essai Théâtre et Pouvoir en Occident et plusieurs récits.</text:span></text:p>
      <text:p text:style-name="P5"><text:soft-page-break/>2) <text:span text:style-name="T7">Le paratex</text:span><text:span text:style-name="T8">t</text:span><text:span text:style-name="T7">e</text:span> <text:line-break/></text:p>
      <text:p text:style-name="P5"/>
      <text:p text:style-name="P5"><text:span text:style-name="T1">A) </text:span><text:span text:style-name="T2">«</text:span>Juste» donne plusieurs sens à la fin du monde qui n'est autre que la mort annoncée de l'auteur représenté par le personnage principal :<text:line-break/>- la mort n'est pas grave,<text:line-break/>- «juste» parle de justesse et d'exactitude,<text:line-break/>- «<text:span text:style-name="T13">juste» donne </text:span>le sentiment de justice à cette fin du monde.<text:line-break/>L'expression «la fin du monde» dramatise la mort de Louis qui ne sera pas la fin du monde mais la fin du monde de Louis. Il s'agit d'un euphémisme.<text:line-break/>L'auteur s'approprie le monde et sa fin comme un Dieu, cette hyperbole parle d'apocalypse biblique. La fin du monde a une connotation religieuse, l'apocalypse.<text:line-break/><text:line-break/></text:p>
      <text:p text:style-name="P5"/>
      <text:p text:style-name="P5">B) Pas de sous-titre.<text:line-break/></text:p>
      <text:p text:style-name="P5"/>
      <text:p text:style-name="P5">C) Pas de Dédicace-épigraphe.<text:line-break/></text:p>
      <text:p text:style-name="P5"/>
      <text:p text:style-name="P5">D) Louis fait un monologue dans ce prologue. Il est prophète de sa mort et il est déjà mort.<text:line-break/>Il répète comme un refrain à 5 reprises «l'année d'après» entre chacune de ses révélations, comme si cette année déterminante s'était déjà écoulée.<text:line-break/>«L'année d'après» est l'anaphore du destin dramatique de Louis.<text:line-break/>«Plus tard, l'année d'après / j'allais mourir à mon tour» annonce une mort certaine qui va succéder à celle :<text:line-break/>- des autres défunts communs des mortels,<text:line-break/>- de son père ou d'un membre de sa famille,<text:line-break/>- des autres défunts du sida.<text:line-break/>Le temps est le ma<text:span text:style-name="T14">î</text:span>tre tragique du prologue, du reste à vivre de Louis «Plus tard», «année», «trente quatre ans», «nombreux mois», «fini».<text:line-break/>Louis est immobilisé, statique, presque prisonnier face à cette mort «j'attendais», «ne rien faire», «à peine», «la peur».<text:line-break/>Ce prologue annonce ce qui doit être juste et justice sur ce que Louis veut exprimer, révéler avant de mourir : «pour annoncer», «précision», «pour annoncer, dire, seulement dire», «l'unique message».<text:line-break/></text:p>
      <text:p text:style-name="P5"/>
      <text:p text:style-name="P5"><text:soft-page-break/></text:p>
      <text:p text:style-name="P5">3) <text:span text:style-name="T7">Composition de l'oeuvre</text:span><text:line-break/></text:p>
      <text:p text:style-name="P6">A) <text:line-break/>Un prologue.<text:line-break/>Deux parties entrecoupées d'un intermède de 9 courtes scènes.<text:line-break/>Première partie composée de 11 scènes.<text:line-break/>Deuxième partie composée de 3 scènes.<text:line-break/>Une épilogue.<text:line-break/><text:line-break/>Partie 1 : Dimanche de retrouvailles familiales de Louis avec sa famille. Affirmations verbales des personnages dans leur conflit personnel et familial : impossibilité pour Louis d'annoncer sa mort. La crise familiale domine.<text:line-break/>Scène 1 : Arrivée de Louis. Retrouvailles dans un contexte familial très tendu et <text:s/>conflictuel.<text:line-break/>Scène 2 : Catherine évoque longuement sa fille mais c'est son fils Louis qui trône rendant hommage au grand-père Louis et à la tradition familiale.<text:line-break/>Scène 3 : Longue tirade de Suzanne évoquant le don de Louis pour l'écriture mais aussi le reproche de son départ créant un manque à la famille.<text:line-break/>Scène 4 : Souvenir des dimanches où la famille était réunie.<text:line-break/>Scène 5 : Monologue de Louis sur sa prise de décision de revenir. Du rêve à la réalité.<text:line-break/>Scène 6 : Antoine l'ouvrier par <text:span text:style-name="T15">sa femme</text:span> Catherine.<text:line-break/>Scène 7 : Louis et Suzanne s'apprivoisent.<text:line-break/>Scène 8 : Long monologue de la Mère sur l'impossible dialogue fraternel et sincère de Louis avec Antoine et Suzanne.<text:line-break/>Scène 9 : Éclatement du repas familial, la Mère reste seule <text:span text:style-name="T16">et a peur que Louis soit parti.</text:span><text:line-break/>Scène 10 : <text:span text:style-name="T16">Monologue de Louis sur la mort. Il se parle à lui-même.</text:span><text:line-break/>Sc<text:span text:style-name="T14">è</text:span>ne 11 : Impossible dialogue entre Antoine et Louis. Tirade de reproches d’Antoine à Louis.<text:line-break/>Intermède de 9 petites scènes : les personnes se cherchent. Absence de repères. Impossible dialogue.</text:p>
      <text:p text:style-name="P6"><text:line-break/>Partie 2 : Départ de Louis sur crise familiale et profondeur des sentiments des deux frères à travers leur crise personnelle. Louis n'arrivera pas à annoncer sa mort prochaine.<text:line-break/>Scène 1 : Louis raconte ses remords de ce qu'il n'a pas pu dire lors de son départ du dimanche soir.<text:line-break/>Sc<text:span text:style-name="T14">è</text:span>ne 2 : Retour sur le départ de Louis du dimanche soir qui met en évidence la jalousie explosive d'Antoine vis à vis de Louis. Dispute entre Antoine et Suzanne qui veulent chacun à leur façon décider quand et comment doit partir Louis.</text:p>
      <text:p text:style-name="P7"><text:soft-page-break/>Sc<text:span text:style-name="T14">è</text:span>ne 3 : Longue tirade finale d'Antoine qui fait tomber son masque et celui de Louis. Amour et haine d'Antoine pour Louis et silence des trois femmes pouvant donner raison à Antoine.</text:p>
      <text:p text:style-name="P7">C) L'œuvre débute par un prologue et finit par un épilogue.<text:line-break/>Prologue : Souhait de Louis d'annoncer sa mort à sa famille<text:line-break/>Épilogue : Tirade de Louis pour finaliser l'œuvre. Il ne reverra plus sa famille après ce dimanche. Il ne trouvera aucune «voix» pour retrouver le chemin familial ni les mots pour "hurler" toutes ses souffrances. Les mots n'auront pas suffit à Louis pour annoncer sa mort à sa famille.</text:p>
      <text:p text:style-name="P7"/>
      <text:p text:style-name="P8">4) <text:span text:style-name="T7">La narration</text:span> </text:p>
      <text:p text:style-name="P8"><text:line-break/>A) </text:p>
      <text:p text:style-name="P9">* L'espace spirituel est celui du jour du Seigneur. Le dimanche est le jour de la chrétienté dans les familles <text:span text:style-name="T17">pratiquantes</text:span>. Le prêtre pourrait être le père Louis, absent. Chaque personnage va tenter de dire sa messe, de faire passer des messages.<text:line-break/>* L'espace symbolique est celui de la parole. Les mots parlent comme ils peuvent des <text:span text:style-name="T17">souffrances</text:span> des personnages.<text:line-break/>* L'espace physique est la maison familiale où vit la Mère et <text:span text:style-name="T18">s</text:span>a fille Suzanne. On suppose que la scène a lieu dans la salle à manger où les personnages mangent et se passent des mots à la place des plats.<text:line-break/>* L'espace principal est celui de la <text:span text:style-name="T18">crise de la </text:span>parole. Le seul moment où les personnages se déplacent vraiment ce jour là, se déroule pendant l'intermède. Les personnages se dispersent et la Mère a peur d'avoir perdu <text:span text:style-name="T18">son </text:span>Louis «Je vous cherchais», «Louis !», «Ce n'est rien, je crois que tu étais parti». La Mère est nostalgique des dimanches familiaux où en la présence de son mari Louis, ils quittaient l'espace de la maison familiale «tous les dimanches, on allait se promener», «pour mieux la retrouver».</text:p>
      <text:p text:style-name="P9">B) Pour situer la temporalité de la pièce, l'auteur écrit avant le prologue : «<text:span text:style-name="T19">u</text:span>n dimanche, évidemment, ou bien encore durant près d'une année». Au lecteur de choisir le temps d'une journée ou le temps d'une année qui précède la mort de Louis. Ce dimanche, le temps s'est arrêté et la vie de Louis aussi. Le temps est complice de <text:span text:style-name="T19">s</text:span>a mort. Il n'a pas d'importance puisque Louis sait qu'il va mourir «Plus tard, l'année d'après», «l'année d'après», «je meurs quelques mois plus tard, une année tout au plus».<text:line-break/>Les jours et mois qui suivront seront les mêmes que ce dimanche, <text:span text:style-name="T20">s</text:span>a fin : <text:span text:style-name="T19">s</text:span>a mort.<text:line-break/>Par ailleurs, les quatre autres personn<text:span text:style-name="T20">ages</text:span> font tous des retours dans le temps lorsqu'ils évoquent leurs souvenirs. <text:span text:style-name="T21">La nostalgie a une grande place dans cette pièce. Le passé est idolâtr</text:span><text:span text:style-name="T25">é</text:span><text:span text:style-name="T21">.</text:span><text:line-break/></text:p>
      <text:p text:style-name="P10"><text:soft-page-break/>C) Dans cette pièce de théâtre, l'énonciation est double. L'auteur Jean-Luc Lagarce s'adresse aux personnages de sa famille ainsi qu'au public ou au lecteur. Cette crise familiale se veut universelle.<text:line-break/>Les membres de cette famille s'expriment par des échanges et répliques, par de longues tirages pour convaincre et s'émouvoir, par des stichom<text:span text:style-name="T22">y</text:span>thies.<text:line-break/><text:line-break/>D) Le registre littéraire est celui de la dramaturgie. Le prologue plonge cette pièce dans la tragédie. Cependant, Lagarce qui s'est construit sur des pièces classiques, se veut moderne en introduisant prologue, intermède et épilogue. Le registre du drame est allégé ou accentué par l'ironie «Mieux encore», «<text:span text:style-name="T22">j</text:span>e renonce à tout, j'<text:span text:style-name="T22">é</text:span>pouse ma sœur, nous vivons très heureux», tout dépend de la place que prend la mort, mais aussi par le lyrisme que l'on peut entendre dans les sons répétés des anaphores. Le titre lui-même annonce l'ironie <text:span text:style-name="T23">de la mort </text:span>par le mot «juste».</text:p>
      <text:p text:style-name="P10"/>
      <text:p text:style-name="P10">5) <text:span text:style-name="T7">Interpr</text:span><text:span text:style-name="T9">é</text:span><text:span text:style-name="T7">ter l’œuvre</text:span><text:span text:style-name="T24"> </text:span><text:s/><text:line-break/><text:line-break/>A) Louis, 34 ans apparaît comme le personnage principal de la pièce. Il est l'aîné de trois enfants, Antoine et Suzanne. Tout le long de la pièce, le lecteur est suspendu à ses mots attendant qu'il annonce ce pourquoi il revient de son voyage, annoncer sa mort.<text:line-break/>Dans ses échanges avec les membres de sa famille, il parle peu mais avec précision. Cette pièce serait-elle juste la fin des mots de Louis ? Louis n'est autre que l'auteur malade du SIDA, le temps restant à vivre est incertain.<text:line-break/>Louis revient dans une famille qui lui reproche beaucoup de choses malgré son statu<text:span text:style-name="T24">t</text:span> <text:span text:style-name="T24">royal</text:span> d'aîné au nom d'héritier, Louis. Il n'a pas vu grandir sa sœur Suzanne et ne la <text:span text:style-name="T24">connaî</text:span>t pas vraiment «Toujours comme ça, toi, Suzanne ?» <text:span text:style-name="T3">et on peut se demander s'il est victime ou imposteur tout au long de la pièce, </text:span><text:span text:style-name="T4">son statut de roi Louis le protégeant.<text:line-break/></text:span><text:span text:style-name="T3"><text:line-break/></text:span>La Mère (61 ans) de Louis, Antoine et Suzanne n'a pas de nom. Elle est la génitrice. Son rôle tout au long de la pièce est celui de médiatrice entre ses enfants et sa belle-fille «Laisse-le, tu sais comment il est», «Il plaisante, c'est une plaisanterie qu'il a déjà faite», mais aussi de juge «Vous vivez d'une drôle de manière», <text:span text:style-name="T3">également envers ses petits enfants </text:span><text:span text:style-name="T5">«</text:span><text:span text:style-name="T3">Le même caractère, le même sale caractère».<text:line-break/></text:span>La Mère est la mémoire du père Louis et du passé d'une famille unie «plusieurs années, longues et belles années». Elle raconte avec beaucoup de tendresse les dimanches passés lorsque les enfants étaient petits «ils étaient trop petits». Elle évoque sa nostalgie dans sa longue tirade (partie 1, scène 4). <text:span text:style-name="T26">Elle</text:span> évoque un mari plus préoccupé par sa voiture qu'à fêter l'anniversaire de sa femme, le 8 mars à présent journée internationale des droits de la femme «le premier dimanche après le 8 mars qui est la date de mon anniversaire». <text:span text:style-name="T26">Il y a une confrontation entre un mari matérialiste et une épouse qui n’a pas de droits.</text:span><text:line-break/></text:p>
      <text:p text:style-name="P11"><text:soft-page-break/>Antoine 32 ans est le second enfant. Il est marié à Catherine, ils ont deux enfants. Il est un personnage écorché et sans filtre «Ta gueule Suzanne». Il est le mal aimé de la fratrie et se sent rejeté «Vous êtes terribles, tous, avec mo<text:span text:style-name="T29">i». </text:span>Malgré tout, il est fidèle à la monarchie familiale de cette famille ouvrière et son fils s'appelle aussi <text:span text:style-name="T27">Louis</text:span>. C'est comme s'il n'avait pas sa place entre Louis et Suzanne. Il est jaloux de son frère aîné "Oh, toi, ça va, «la Bonté même !» mais <text:span text:style-name="T28">il est aussi</text:span> un personnage touchant qui pleure et <text:span text:style-name="T28">qui </text:span>dit être "fatigué" de ne pas avoir la place de premier ni de petit dernier. La Mère lui dit «Personne n'est contre toi» et il répond "Oui. Sûrement. C'est possible" sans en être convaincu. Pour affirmer sa place de second et du milieu, il se dispute à la fois avec Louis et Suzanne «Je ne voulais pas être méchant».<text:line-break/><text:line-break/>Suzanne, cadette <text:span text:style-name="T30">de</text:span> 23 ans n'a pas connu Louis qui a quitté le foyer familial quand elle était petite. Elle essaie de conna<text:span text:style-name="T30">î</text:span>tre son grand frère et vice-versa. Elle rivalise avec Antoine au point que l'on dirait qu'il n'y a que deux enfants, que Louis est étranger. Suzanne est heureuse de la venue de Louis et ne cache pas sa joie spontanée «Je parle trop». Si Antoine voudrait que Louis parte à la fin de ce dimanche, Suzanne voudrait qu<text:span text:style-name="T30">e Louis</text:span> reste. Antoine et Suzanne sont chien et chat. Suzanne n'a jamais vraiment connu la famille réunie et voudrait prolonger ce dimanche «nous dînons tous ensemble». <text:line-break/><text:line-break/>Catherine 32 ans est la femme d'Antoine. Elle et Louis vont se découvrir tout au long de la pièce. Catherine est posée, elle calme et <text:span text:style-name="T31">cadre</text:span> son mari <text:span text:style-name="T31">colérique</text:span>. Louis est curieux de connaître ce membre de la famille qu'il ne connaît pas en raison de la longueur de son absence. Catherine semble complice de son mari lorsque les deux critiquent Suzanne «Elle est contente» «On dirait un épagneul», cette dernière indiquant «il ne faut pas s'y fier, elle sait choisir et décider». Catherine paraît être une épouse qui soutient son mari même si ce dernier se dit «fatigué». <text:span text:style-name="T31">Elle a aussi le rôle d’une autre mère pour Antoine.<text:line-break/><text:line-break/></text:span>B) Les thèmes sont nombreux tellement cette famille universelle et en crise est complexe.<text:line-break/>Le thème principal est celui de la parole et du poids des mots au sein d'une famille en crise, la difficulté à communiquer. Est-ce que les mots peuvent cicatriser des blessures et est-il facile de dire ce que l'on pense au sein de la famille ? Dans cette œuvre, l'auteur nous montre que ce n'est pas possible puisque les crises de chacun et de tous vont empêcher Louis d'annoncer qu'il va mourir. L<text:span text:style-name="T32">a</text:span>garce va utiliser beaucoup d'anaphores pour donner du poids aux mots ainsi que des points de suspension peut-être pour laisser deviner le lecteur mais aussi peut-être parce qu'il <text:span text:style-name="T32">lui </text:span>manque de mots «je serais heureux de pouvoir...».<text:line-break/>La famille est aussi un thème majeur et existentiel de cette pièce. Elle nous concerne tous plus ou moins. Existe t-il des familles sans conflits, rivalités et disputes ? L'on voit dans cette œuvre que la place et le caractère de chacun peuvent faire écho au lecteur et que rien n'est simple. Grandir c'est souffrir. <text:soft-page-break/>Quand Antoine et Louis étaient <text:span text:style-name="T33">petits</text:span>, ils se chamaill<text:span text:style-name="T33">aie</text:span>nt mais c'était normal. L'âge adulte <text:span text:style-name="T33">change tout. </text:span>On lit la nostalgie du passé où tout était léger, où la <text:span text:style-name="T33">maladie et la</text:span> mort n'existai<text:span text:style-name="T33">en</text:span>t pas. Antoine et Suzanne appelle<text:span text:style-name="T33">nt</text:span> leur Mère «Maman», pas Louis. Le jugement est omniprésent. La famille est le théâtre d'un tribunal où chacun est jugé de l'autre et parfois de <text:span text:style-name="T33">lui</text:span>-même. Dès la scène 1 de la première partie, les jugements sont lancés. «Elle est contente» «On dirait un épagneul.» «Il ne change pas». C'est la pièce des jugements avant la mort de Louis.<text:line-break/>Le temps et la mort viennent compléter les grands thèmes de cette pièce. Le temps est compté et pourtant il n'a pas d'importance puisque Louis est condamné «un dimanche, évidemment, ou bien durant près d'une année entière», «Plus tard, l'année d'après». La mort est tellement présente qu'Antoine va même jusqu'à dire à Louis «Tu me touches : je te tue».<text:line-break/><text:line-break/>C) Louis est parti pendant très longtemps. Son absence ne pourra être <text:span text:style-name="T34">comblée</text:span> par les mots ni par sa présence. Ce qui semble cassé, semble l'être à jamais au sein de cette famille et probablement dans de nombreuses familles. L'amour que se porte les membres de cette famille ne remplace ni le temps perdu ni l'absence. Ce qui est perdu l'est définitivement dans cette pièce.<text:line-break/>Certainement que Louis est parti parce qu'il savait que son homosexualité ne serait pas acceptée par les siens. <text:span text:style-name="T35">Il</text:span> est peut-être <text:span text:style-name="T34">parti </text:span>pour les protéger <text:span text:style-name="T34">et se protéger. </text:span>Le poids du tabou de l'homosexualité de Louis est un non-dit <text:span text:style-name="T35">même si </text:span>la Mère <text:span text:style-name="T35">semble savoir et bien </text:span>connaît<text:span text:style-name="T35">re</text:span> son fils aîné dans la scène 8 «Cela ne me regarde pas» «Je sais» «Il ne te connaisse pas, ou mal». La Mère fait comprendre à Louis qu'il est un étranger «ce n'est pas nous qui t'avons appris cette façon si habile et détestable d'être paisible en toutes circonstances, je ne m'en souviens pas» même si elle l'aime au point d'avoir peur qu'il parte. <text:line-break/></text:p>
      <text:p text:style-name="P12">6) <text:span text:style-name="T7">Conclusion</text:span></text:p>
      <text:p text:style-name="P11">En tant que fils unique, j'ai longtemps regretté de ne pas avoir de frère et sœur pour jouer et partager. A présent, entre ce livre et la réalité des familles de mes parents, je prends conscience à quel point les problèmes de relations familiales peuvent être compliquées pour s'épanouir. Les mots ne suffisent pas pour régler les conflits familiaux qui se transmettent parfois de génération en génération. Jean-Luc Lagarce a pris la bonne décision en s'éloignant de sa famille jusqu'à couper toutes relations avec elle afin de vivre librement sa passion pour le théâtre et la littérature mais surtout son homosexualité.<text:line-break/>J'ai eu la chance de découvrir La Place d'Annie Ernaux grâce à ma mère, un ouvrage qui montre aussi à quel point il est difficile dans le milieu prolétaire d'affirmer ses différences <text:span text:style-name="T36">en s’émancipant par les études. Pour ses deux auteurs, l’écriture leur permet de sortir d’une forme de prison familiale.</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75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6T11:49:35.871000000</meta:creation-date>
    <dc:date>2023-09-16T13:13:28.533000000</dc:date>
    <meta:editing-duration>PT1H45M37S</meta:editing-duration>
    <meta:editing-cycles>44</meta:editing-cycles>
    <meta:generator>LibreOffice/7.3.4.2$Windows_X86_64 LibreOffice_project/728fec16bd5f605073805c3c9e7c4212a0120dc5</meta:generator>
    <meta:document-statistic meta:table-count="0" meta:image-count="0" meta:object-count="0" meta:page-count="7" meta:paragraph-count="26" meta:word-count="2938" meta:character-count="17073" meta:non-whitespace-character-count="14127"/>
  </office:meta>
</office:document-meta>
</file>